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-18279" calcext:value-type="float">
            <text:p>-18279</text:p>
          </table:table-cell>
          <table:table-cell/>
          <table:table-cell table:formula="of:=[.E94]-[.E93]" office:value-type="float" office:value="-10055" calcext:value-type="float">
            <text:p>-10055</text:p>
          </table:table-cell>
          <table:table-cell/>
          <table:table-cell table:formula="of:=[.H93]+[.G94]" office:value-type="float" office:value="24600" calcext:value-type="float">
            <text:p>24600</text:p>
          </table:table-cell>
          <table:table-cell/>
          <table:table-cell table:formula="of:=[.I94]-[.I93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4600" calcext:value-type="float">
            <text:p>24600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4600" calcext:value-type="float">
            <text:p>24600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4600" calcext:value-type="float">
            <text:p>24600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4600" calcext:value-type="float">
            <text:p>24600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4600" calcext:value-type="float">
            <text:p>24600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4600" calcext:value-type="float">
            <text:p>24600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4600" calcext:value-type="float">
            <text:p>24600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4600" calcext:value-type="float">
            <text:p>24600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4600" calcext:value-type="float">
            <text:p>24600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4600" calcext:value-type="float">
            <text:p>24600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4600" calcext:value-type="float">
            <text:p>24600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4600" calcext:value-type="float">
            <text:p>24600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4600" calcext:value-type="float">
            <text:p>24600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4600" calcext:value-type="float">
            <text:p>24600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4600" calcext:value-type="float">
            <text:p>24600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03:06:30.697066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9T03:08:48.065636509</dc:date>
    <meta:editing-cycles>103</meta:editing-cycles>
    <meta:editing-duration>P18DT23H41M35S</meta:editing-duration>
    <meta:generator>LibreOffice/6.0.3.2$Linux_X86_64 LibreOffice_project/00m0$Build-2</meta:generator>
    <meta:document-statistic meta:table-count="1" meta:cell-count="9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